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15%" fo:text-align="center" style:justify-single-word="false"/>
      <style:text-properties fo:color="#000000" loext:opacity="100%" style:font-name="Liberation Serif" fo:font-size="22pt" fo:font-weight="bold" officeooo:rsid="001df00c" officeooo:paragraph-rsid="000df77e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bold" officeooo:paragraph-rsid="000df77e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bold" officeooo:paragraph-rsid="000e40ee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bold" officeooo:rsid="00175f4a" officeooo:paragraph-rsid="000df77e" style:font-size-asian="18pt" style:font-weight-asian="bold" style:font-size-complex="18pt" style:font-weight-complex="bold"/>
    </style:style>
    <style:style style:name="P5" style:family="paragraph" style:parent-style-name="Standard" style:list-style-name="L3">
      <style:paragraph-properties fo:line-height="115%"/>
      <style:text-properties fo:color="#000000" loext:opacity="100%" style:font-name="Liberation Serif" fo:font-size="18pt" fo:font-weight="bold" officeooo:rsid="00175f4a" officeooo:paragraph-rsid="000df77e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normal" officeooo:rsid="00175f4a" officeooo:paragraph-rsid="000df77e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line-height="115%"/>
      <style:text-properties fo:color="#000000" loext:opacity="100%" style:font-name="Liberation Serif" fo:font-size="16pt" officeooo:rsid="00175f4a" officeooo:paragraph-rsid="000df77e" style:font-size-asian="14pt" style:font-size-complex="16pt"/>
    </style:style>
    <style:style style:name="P8" style:family="paragraph" style:parent-style-name="Standard" style:list-style-name="L2">
      <style:paragraph-properties fo:line-height="115%"/>
      <style:text-properties fo:color="#000000" loext:opacity="100%" style:font-name="Liberation Serif" fo:font-size="16pt" fo:font-weight="normal" officeooo:rsid="00175f4a" officeooo:paragraph-rsid="000df77e" style:font-size-asian="14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line-height="115%"/>
      <style:text-properties fo:color="#000000" loext:opacity="100%" style:font-name="Liberation Serif" fo:font-size="16pt" fo:font-weight="normal" officeooo:rsid="00175f4a" officeooo:paragraph-rsid="000df77e" style:font-size-asian="14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line-height="115%"/>
      <style:text-properties fo:font-size="16pt" officeooo:paragraph-rsid="000df77e" style:font-size-asian="16pt" style:font-size-complex="16pt"/>
    </style:style>
    <style:style style:name="P11" style:family="paragraph" style:parent-style-name="Standard" style:list-style-name="L3">
      <style:paragraph-properties fo:line-height="115%"/>
      <style:text-properties fo:font-variant="normal" fo:text-transform="none" fo:color="#000000" loext:opacity="100%" style:font-name="Liberation Serif" fo:font-size="16pt" fo:letter-spacing="normal" fo:font-style="normal" fo:font-weight="normal" officeooo:rsid="00175f4a" officeooo:paragraph-rsid="000df77e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line-height="115%"/>
      <style:text-properties fo:font-variant="normal" fo:text-transform="none" fo:color="#000000" loext:opacity="100%" style:font-name="Liberation Serif" fo:font-size="16pt" fo:letter-spacing="normal" fo:font-style="normal" fo:font-weight="normal" officeooo:rsid="00190882" officeooo:paragraph-rsid="000df77e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75f4a" officeooo:paragraph-rsid="000df77e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90882"/>
    </style:style>
    <style:style style:name="T3" style:family="text">
      <style:text-properties officeooo:rsid="00175f4a"/>
    </style:style>
    <style:style style:name="T4" style:family="text">
      <style:text-properties officeooo:rsid="000e40ee"/>
    </style:style>
    <text:list-style style:name="L1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02435188" text:style-name="L1">
        <text:list-item>
          <text:p text:style-name="P1">DBT ASSIGNMENT 4</text:p>
        </text:list-item>
        <text:list-item>
          <text:p text:style-name="P2"/>
        </text:list-item>
        <text:list-item>
          <text:p text:style-name="P3"><text:span text:style-name="T3">Q1.</text:span>WWrite a query that will give you all orders for more</text:p>
        </text:list-item>
        <text:list-item>
          <text:p text:style-name="P3">than Rs. 1,000.</text:p>
          <text:list>
            <text:list-item>
              <text:p text:style-name="P10">SELECT * FROM ORDERS <text:span text:style-name="T4">where amunt&gt;1000;</text:span></text:p>
            </text:list-item>
          </text:list>
          <text:p text:style-name="P7"/>
          <text:p text:style-name="P7"/>
        </text:list-item>
        <text:list-item>
          <text:p text:style-name="P4">Q2.Write a query that produces all rows from the Customers table for which the salesperson’s number is 1001.</text:p>
        </text:list-item>
      </text:list>
      <text:list xml:id="list192275097" text:style-name="L2">
        <text:list-item>
          <text:p text:style-name="P8">SELECT * FROM CUSTOMERS WHERE SNUM = 1001;</text:p>
        </text:list-item>
      </text:list>
      <text:list xml:id="list432853254069" text:continue-list="list3302435188" text:style-name="L1">
        <text:list-header>
          <text:p text:style-name="P9"/>
          <text:p text:style-name="P6"/>
        </text:list-header>
      </text:list>
      <text:list xml:id="list553598752" text:style-name="L3">
        <text:list-item>
          <text:p text:style-name="P5">Q3.Write a query that displays the sales person’s table with the columns in the following order: city, sname, snum, comm.</text:p>
          <text:list>
            <text:list-item>
              <text:p text:style-name="P11">SELECT CITY, SNAME, SNUM, COMM FROM SALESPEOPLE;</text:p>
            </text:list-item>
          </text:list>
        </text:list-item>
      </text:list>
      <text:list xml:id="list432856645715" text:continue-list="list432853254069" text:style-name="L1">
        <text:list-header>
          <text:p text:style-name="P12"/>
        </text:list-header>
        <text:list-item>
          <text:p text:style-name="P12"/>
        </text:list-item>
        <text:list-item>
          <text:p text:style-name="P4"><text:span text:style-name="T2">Q4.</text:span><text:span text:style-name="T1">Write a select command that produces the rating followed by the name of each customer in San Jose.</text:span></text:p>
          <text:list>
            <text:list-item>
              <text:p text:style-name="P13">SELECT RATING, CNAME FROM CUSTOMERS WHERE CITY = ‘SAN JOSE’;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2:44:55.366858183</meta:creation-date>
    <dc:date>2024-03-24T00:04:32.315822185</dc:date>
    <meta:editing-duration>PT36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8" meta:character-count="609" meta:non-whitespace-character-count="515"/>
  </office:meta>
</office:document-meta>
</file>